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5ec8" officeooo:paragraph-rsid="000e5ec8"/>
    </style:style>
    <style:style style:name="P2" style:family="paragraph" style:parent-style-name="Standard">
      <style:text-properties fo:font-weight="bold" officeooo:rsid="000e5ec8" officeooo:paragraph-rsid="000e5ec8" style:font-weight-asian="bold" style:font-weight-complex="bold"/>
    </style:style>
    <style:style style:name="P3" style:family="paragraph" style:parent-style-name="Standard">
      <style:text-properties fo:font-weight="bold" officeooo:rsid="000e8e17" officeooo:paragraph-rsid="000e8e17" style:font-weight-asian="bold" style:font-weight-complex="bold"/>
    </style:style>
    <style:style style:name="P4" style:family="paragraph" style:parent-style-name="Standard">
      <style:text-properties fo:font-weight="bold" officeooo:rsid="000fbece" officeooo:paragraph-rsid="000fbece" style:font-weight-asian="bold" style:font-weight-complex="bold"/>
    </style:style>
    <style:style style:name="P5" style:family="paragraph" style:parent-style-name="Standard">
      <style:text-properties fo:font-weight="bold" officeooo:rsid="0012776d" officeooo:paragraph-rsid="0012776d" style:font-weight-asian="bold" style:font-weight-complex="bold"/>
    </style:style>
    <style:style style:name="P6" style:family="paragraph" style:parent-style-name="Standard">
      <style:text-properties fo:font-weight="bold" officeooo:rsid="0012eb2d" officeooo:paragraph-rsid="0012eb2d" style:font-weight-asian="bold" style:font-weight-complex="bold"/>
    </style:style>
    <style:style style:name="P7" style:family="paragraph" style:parent-style-name="Standard">
      <style:text-properties fo:font-weight="bold" officeooo:rsid="0014e6ea" officeooo:paragraph-rsid="0014e6ea" style:font-weight-asian="bold" style:font-weight-complex="bold"/>
    </style:style>
    <style:style style:name="P8" style:family="paragraph" style:parent-style-name="Standard">
      <style:text-properties fo:font-weight="bold" officeooo:rsid="00151b52" officeooo:paragraph-rsid="00151b52" style:font-weight-asian="bold" style:font-weight-complex="bold"/>
    </style:style>
    <style:style style:name="P9" style:family="paragraph" style:parent-style-name="Standard">
      <style:text-properties fo:font-weight="bold" officeooo:rsid="00159789" officeooo:paragraph-rsid="00159789" style:font-weight-asian="bold" style:font-weight-complex="bold"/>
    </style:style>
    <style:style style:name="P10" style:family="paragraph" style:parent-style-name="Standard">
      <style:text-properties officeooo:rsid="000e8e17" officeooo:paragraph-rsid="000e8e17"/>
    </style:style>
    <style:style style:name="P11" style:family="paragraph" style:parent-style-name="Standard">
      <style:text-properties officeooo:rsid="000fbece" officeooo:paragraph-rsid="000fbece"/>
    </style:style>
    <style:style style:name="P12" style:family="paragraph" style:parent-style-name="Standard">
      <style:text-properties fo:font-weight="normal" officeooo:rsid="000fbece" officeooo:paragraph-rsid="000fbece" style:font-weight-asian="normal" style:font-weight-complex="normal"/>
    </style:style>
    <style:style style:name="P13" style:family="paragraph" style:parent-style-name="Standard">
      <style:text-properties fo:font-weight="normal" officeooo:rsid="0011aa97" officeooo:paragraph-rsid="0011aa97" style:font-weight-asian="normal" style:font-weight-complex="normal"/>
    </style:style>
    <style:style style:name="P14" style:family="paragraph" style:parent-style-name="Standard">
      <style:text-properties fo:font-weight="normal" officeooo:rsid="0012776d" officeooo:paragraph-rsid="0012776d" style:font-weight-asian="normal" style:font-weight-complex="normal"/>
    </style:style>
    <style:style style:name="P15" style:family="paragraph" style:parent-style-name="Standard">
      <style:text-properties fo:font-weight="normal" officeooo:rsid="0012eb2d" officeooo:paragraph-rsid="0012eb2d" style:font-weight-asian="normal" style:font-weight-complex="normal"/>
    </style:style>
    <style:style style:name="P16" style:family="paragraph" style:parent-style-name="Standard">
      <style:text-properties fo:font-weight="normal" officeooo:rsid="0014e6ea" officeooo:paragraph-rsid="0014e6ea" style:font-weight-asian="normal" style:font-weight-complex="normal"/>
    </style:style>
    <style:style style:name="P17" style:family="paragraph" style:parent-style-name="Standard">
      <style:text-properties fo:font-weight="normal" officeooo:rsid="00151b52" officeooo:paragraph-rsid="00151b52" style:font-weight-asian="normal" style:font-weight-complex="normal"/>
    </style:style>
    <style:style style:name="P18" style:family="paragraph" style:parent-style-name="Standard">
      <style:text-properties fo:font-weight="normal" officeooo:rsid="00159789" officeooo:paragraph-rsid="00159789" style:font-weight-asian="normal" style:font-weight-complex="normal"/>
    </style:style>
    <style:style style:name="P19" style:family="paragraph" style:parent-style-name="Standard">
      <style:paragraph-properties fo:background-color="#eeeeee">
        <style:background-image/>
      </style:paragraph-properties>
      <style:text-properties fo:font-weight="normal" officeooo:rsid="000fbece" officeooo:paragraph-rsid="000fbece" style:font-weight-asian="normal" style:font-weight-complex="normal"/>
    </style:style>
    <style:style style:name="P20" style:family="paragraph" style:parent-style-name="Standard">
      <style:paragraph-properties fo:background-color="#eeeeee">
        <style:background-image/>
      </style:paragraph-properties>
      <style:text-properties fo:font-weight="normal" officeooo:rsid="0012776d" officeooo:paragraph-rsid="0012776d" style:font-weight-asian="normal" style:font-weight-complex="normal"/>
    </style:style>
    <style:style style:name="P21" style:family="paragraph" style:parent-style-name="Standard">
      <style:paragraph-properties fo:background-color="#eeeeee">
        <style:background-image/>
      </style:paragraph-properties>
      <style:text-properties fo:font-weight="normal" officeooo:rsid="0012eb2d" officeooo:paragraph-rsid="0012eb2d" style:font-weight-asian="normal" style:font-weight-complex="normal"/>
    </style:style>
    <style:style style:name="P22" style:family="paragraph" style:parent-style-name="Standard">
      <style:paragraph-properties fo:background-color="#eeeeee">
        <style:background-image/>
      </style:paragraph-properties>
      <style:text-properties fo:font-weight="normal" officeooo:rsid="0014e6ea" officeooo:paragraph-rsid="0014e6ea" style:font-weight-asian="normal" style:font-weight-complex="normal"/>
    </style:style>
    <style:style style:name="P23" style:family="paragraph" style:parent-style-name="Standard">
      <style:paragraph-properties fo:background-color="#eeeeee">
        <style:background-image/>
      </style:paragraph-properties>
      <style:text-properties fo:font-weight="normal" officeooo:rsid="00151b52" officeooo:paragraph-rsid="00151b52" style:font-weight-asian="normal" style:font-weight-complex="normal"/>
    </style:style>
    <style:style style:name="P24" style:family="paragraph" style:parent-style-name="Standard">
      <style:paragraph-properties fo:background-color="#eeeeee">
        <style:background-image/>
      </style:paragraph-properties>
      <style:text-properties fo:font-weight="normal" officeooo:rsid="00159789" officeooo:paragraph-rsid="00159789" style:font-weight-asian="normal" style:font-weight-complex="normal"/>
    </style:style>
    <style:style style:name="P25" style:family="paragraph" style:parent-style-name="Standard">
      <style:text-properties fo:font-weight="normal" officeooo:rsid="00159789" officeooo:paragraph-rsid="00159789" style:font-weight-asian="normal" style:font-weight-complex="normal"/>
    </style:style>
    <style:style style:name="P26" style:family="paragraph" style:parent-style-name="Standard">
      <style:text-properties fo:font-weight="normal" officeooo:rsid="0015dba1" officeooo:paragraph-rsid="0015dba1" style:font-weight-asian="normal" style:font-weight-complex="normal"/>
    </style:style>
    <style:style style:name="P27" style:family="paragraph" style:parent-style-name="Standard">
      <style:text-properties fo:font-weight="normal" officeooo:rsid="00160569" officeooo:paragraph-rsid="00160569" style:font-weight-asian="normal" style:font-weight-complex="normal"/>
    </style:style>
    <style:style style:name="P28" style:family="paragraph" style:parent-style-name="Standard">
      <style:text-properties fo:font-weight="normal" officeooo:rsid="00177792" officeooo:paragraph-rsid="00177792" style:font-weight-asian="normal" style:font-weight-complex="normal"/>
    </style:style>
    <style:style style:name="P29" style:family="paragraph" style:parent-style-name="Standard">
      <style:text-properties fo:font-weight="bold" officeooo:rsid="0015dba1" officeooo:paragraph-rsid="0015dba1" style:font-weight-asian="bold" style:font-weight-complex="bold"/>
    </style:style>
    <style:style style:name="P30" style:family="paragraph" style:parent-style-name="Standard">
      <style:text-properties fo:font-weight="bold" officeooo:rsid="00160569" officeooo:paragraph-rsid="00160569" style:font-weight-asian="bold" style:font-weight-complex="bold"/>
    </style:style>
    <style:style style:name="P31" style:family="paragraph" style:parent-style-name="Standard">
      <style:text-properties fo:font-weight="bold" officeooo:rsid="00177792" officeooo:paragraph-rsid="00177792" style:font-weight-asian="bold" style:font-weight-complex="bold"/>
    </style:style>
    <style:style style:name="P32" style:family="paragraph" style:parent-style-name="Standard">
      <style:paragraph-properties fo:background-color="#eeeeee">
        <style:background-image/>
      </style:paragraph-properties>
      <style:text-properties fo:font-weight="normal" officeooo:rsid="0015dba1" officeooo:paragraph-rsid="0015dba1" style:font-weight-asian="normal" style:font-weight-complex="normal"/>
    </style:style>
    <style:style style:name="P33" style:family="paragraph" style:parent-style-name="Standard">
      <style:paragraph-properties fo:background-color="#eeeeee">
        <style:background-image/>
      </style:paragraph-properties>
      <style:text-properties fo:font-weight="normal" officeooo:rsid="00160569" officeooo:paragraph-rsid="00160569" style:font-weight-asian="normal" style:font-weight-complex="normal"/>
    </style:style>
    <style:style style:name="P34" style:family="paragraph" style:parent-style-name="Standard">
      <style:paragraph-properties fo:background-color="#eeeeee">
        <style:background-image/>
      </style:paragraph-properties>
      <style:text-properties fo:font-weight="normal" officeooo:rsid="00177792" officeooo:paragraph-rsid="00177792" style:font-weight-asian="normal" style:font-weight-complex="normal"/>
    </style:style>
    <style:style style:name="P35" style:family="paragraph" style:parent-style-name="Standard">
      <style:paragraph-properties fo:background-color="#ffffff">
        <style:background-image/>
      </style:paragraph-properties>
      <style:text-properties fo:font-weight="normal" officeooo:rsid="0015dba1" officeooo:paragraph-rsid="0015dba1" style:font-weight-asian="normal" style:font-weight-complex="normal"/>
    </style:style>
    <style:style style:name="P36" style:family="paragraph" style:parent-style-name="Standard">
      <style:paragraph-properties fo:background-color="#ffffff">
        <style:background-image/>
      </style:paragraph-properties>
      <style:text-properties fo:font-weight="normal" officeooo:rsid="00177792" officeooo:paragraph-rsid="00177792" style:font-weight-asian="normal" style:font-weight-complex="normal"/>
    </style:style>
    <style:style style:name="P37" style:family="paragraph" style:parent-style-name="Standard">
      <style:paragraph-properties fo:background-color="#ffffff">
        <style:background-image/>
      </style:paragraph-properties>
      <style:text-properties fo:font-weight="bold" officeooo:rsid="00177792" officeooo:paragraph-rsid="00177792" style:font-weight-asian="bold" style:font-weight-complex="bold"/>
    </style:style>
    <style:style style:name="P38" style:family="paragraph" style:parent-style-name="Standard">
      <style:paragraph-properties fo:background-color="transparent">
        <style:background-image/>
      </style:paragraph-properties>
      <style:text-properties fo:font-weight="normal" officeooo:rsid="00177792" officeooo:paragraph-rsid="00177792"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to HTML5</text:p>
      <text:p text:style-name="P1">When writing HTML5 documents, one of the first new features that you'll notice is the doc type declaration:</text:p>
      <text:p text:style-name="P1">&lt;!DOCTYPE HTML&gt; </text:p>
      <text:p text:style-name="P1">The character encoding (charset) declaration is also simplified:</text:p>
      <text:p text:style-name="P1">&lt;meta charset="UTF-8"&gt;</text:p>
      <text:p text:style-name="P1">New Elements in HTML5</text:p>
      <text:p text:style-name="P1">&lt;article&gt;, &lt;aside&gt;, &lt;audio&gt;, &lt;canvas&gt;, &lt;datalist&gt;, &lt;details&gt;, &lt;embed&gt;, &lt;footer&gt;, &lt;header&gt;, &lt;nav&gt;, &lt;output&gt;, &lt;progress&gt;, &lt;section&gt;, &lt;video&gt;, and even more!</text:p>
      <text:p text:style-name="P1"/>
      <text:p text:style-name="P2">New in HTML5</text:p>
      <text:p text:style-name="P1"/>
      <text:p text:style-name="P1">Forms</text:p>
      <text:p text:style-name="P1">- The Web Forms 2.0 specification allows for creation of more powerful forms and more compelling user experiences.</text:p>
      <text:p text:style-name="P1">- Date pickers, color pickers, and numeric stepper controls have been added.</text:p>
      <text:p text:style-name="P1">- Input field types now include email, search, and URL.</text:p>
      <text:p text:style-name="P1">- PUT and DELETE form methods are now supported.</text:p>
      <text:p text:style-name="P1"/>
      <text:p text:style-name="P1">Integrated API (Application Programming Interfaces) </text:p>
      <text:p text:style-name="P1">- Drag and Drop</text:p>
      <text:p text:style-name="P1">- Audio and Video</text:p>
      <text:p text:style-name="P1">- Offline Web Applications</text:p>
      <text:p text:style-name="P1">- History</text:p>
      <text:p text:style-name="P1">- Local Storage</text:p>
      <text:p text:style-name="P1">- Geolocation</text:p>
      <text:p text:style-name="P1">- Web Messaging</text:p>
      <text:p text:style-name="P1"/>
      <text:p text:style-name="P3">The List of Content Models</text:p>
      <text:p text:style-name="P10">In HTML, elements typically belonged in either the block level or inline content model. HTML5 introduces seven main content models.</text:p>
      <text:p text:style-name="P10">- Metadata</text:p>
      <text:p text:style-name="P10">- Embedded</text:p>
      <text:p text:style-name="P10">- Interactive</text:p>
      <text:p text:style-name="P10">- Heading</text:p>
      <text:p text:style-name="P10">- Phrasing</text:p>
      <text:p text:style-name="P10">- Flow</text:p>
      <text:p text:style-name="P10">- Sectioning</text:p>
      <text:p text:style-name="P10"/>
      <text:p text:style-name="P3">Content Models</text:p>
      <text:p text:style-name="P10"><text:span text:style-name="T1">Metadata</text:span>: Content that sets up the presentation or behavior of the rest of the content. These elements are found in the <text:span text:style-name="T1">head</text:span> of the document.</text:p>
      <text:p text:style-name="P10">Elements: &lt;base&gt;, &lt;link&gt;, &lt;meta&gt;, &lt;noscript&gt;, &lt;script&gt;, &lt;style&gt;, &lt;title&gt;</text:p>
      <text:p text:style-name="P10"><text:span text:style-name="T1">Embedded</text:span>: Content that imports other resources into the document.</text:p>
      <text:p text:style-name="P10">Elements: &lt;audio&gt;, &lt;video&gt;, &lt;canvas&gt;, &lt;iframe&gt;, &lt;img&gt;, &lt;math&gt;, &lt;object&gt;, &lt;svg&gt;</text:p>
      <text:p text:style-name="P10"><text:span text:style-name="T1">Interactive</text:span>: Content specifically intended for user interaction.</text:p>
      <text:p text:style-name="P10">Elements: &lt;a&gt;, &lt;audio&gt;, &lt;video&gt;, &lt;button&gt;, &lt;details&gt;, &lt;embed&gt;, &lt;iframe&gt;, &lt;img&gt;, &lt;input&gt;, &lt;label&gt;, &lt;object&gt;, &lt;select&gt;, &lt;textarea&gt;</text:p>
      <text:p text:style-name="P10"><text:span text:style-name="T1">Heading</text:span>: Defines a section header.</text:p>
      <text:p text:style-name="P10">Elements: &lt;h1&gt;, &lt;h2&gt;, &lt;h3&gt;, &lt;h4&gt;, &lt;h5&gt;, &lt;h6&gt;, &lt;hgroup&gt;</text:p>
      <text:p text:style-name="P10"><text:soft-page-break/></text:p>
      <text:p text:style-name="P10"><text:span text:style-name="T1">Phrasing</text:span>: This model has a number of inline level elements in common with HTML4.</text:p>
      <text:p text:style-name="P10">Elements: &lt;img&gt;, &lt;span&gt;, &lt;strong&gt;, &lt;label&gt;, &lt;br /&gt;, &lt;small&gt;, &lt;sub&gt;, and more</text:p>
      <text:p text:style-name="P10"/>
      <text:p text:style-name="P4">Content Models</text:p>
      <text:p text:style-name="P11">Flow content: Contains the majority of HTML5 elements that would be included in the normal flow of the document.</text:p>
      <text:p text:style-name="P11">Sectioning content: Defines the scope of headings, content, navigation, and footers.</text:p>
      <text:p text:style-name="P11">Elements: &lt;article&gt;, &lt;aside&gt;, &lt;nav&gt;, &lt;section&gt;</text:p>
      <text:p text:style-name="P10"/>
      <text:p text:style-name="P4">The &lt;header&gt; Element</text:p>
      <text:p text:style-name="P12">The &lt;header&gt; element is appropriate for use inside the body tag</text:p>
      <text:p text:style-name="P19">&lt;!DOCTYPE html&gt;</text:p>
      <text:p text:style-name="P19">&lt;html&gt;</text:p>
      <text:p text:style-name="P19"><text:s text:c="3"/>&lt;head&gt;&lt;/head&gt;</text:p>
      <text:p text:style-name="P19"><text:s text:c="3"/>&lt;body&gt;</text:p>
      <text:p text:style-name="P19"><text:s text:c="6"/>&lt;header&gt;</text:p>
      <text:p text:style-name="P19"><text:s text:c="8"/>&lt;h1&gt; Most important heading &lt;/h1&gt;</text:p>
      <text:p text:style-name="P19"><text:s text:c="8"/>&lt;h3&gt; Less important heading &lt;/h3&gt;</text:p>
      <text:p text:style-name="P19"><text:s text:c="6"/>&lt;/header&gt;</text:p>
      <text:p text:style-name="P19"><text:s text:c="3"/>&lt;/body&gt;</text:p>
      <text:p text:style-name="P19">&lt;/html&gt;</text:p>
      <text:p text:style-name="P12"/>
      <text:p text:style-name="P4">The &lt;footer&gt; Element</text:p>
      <text:p text:style-name="P12">The footer element is also widely used. Generally we refer to a section located at the very bottom of the web page as the footer.</text:p>
      <text:p text:style-name="P19">&lt;footer&gt;…&lt;/footer&gt;</text:p>
      <text:p text:style-name="P12">The following information is usually provided between these tags:</text:p>
      <text:p text:style-name="P12">- Contact Information</text:p>
      <text:p text:style-name="P12">- Privacy Policy</text:p>
      <text:p text:style-name="P12">- Social Media Icons</text:p>
      <text:p text:style-name="P12">- Terms of Service</text:p>
      <text:p text:style-name="P12">- Copyright Information</text:p>
      <text:p text:style-name="P12">- Sitemap and Related Documents</text:p>
      <text:p text:style-name="P12"/>
      <text:p text:style-name="P4">The &lt;nav&gt; Element</text:p>
      <text:p text:style-name="P12">This tag represents a section of a page that links to other pages or to certain sections within the page. This would be a section with navigation links. </text:p>
      <text:p text:style-name="P12">Here is an example of a major block of navigation links:</text:p>
      <text:p text:style-name="P19">&lt;nav&gt;</text:p>
      <text:p text:style-name="P19"><text:s text:c="3"/>&lt;ul&gt;</text:p>
      <text:p text:style-name="P19"><text:s text:c="6"/>&lt;li&gt;&lt;a href="#"&gt;Home&lt;/a&gt;&lt;/li&gt;</text:p>
      <text:p text:style-name="P19"><text:s text:c="6"/>&lt;li&gt;&lt;a href="#"&gt;Services&lt;/a&gt;&lt;/li&gt;</text:p>
      <text:p text:style-name="P19"><text:s text:c="6"/>&lt;li&gt;&lt;a href="#"&gt;About us&lt;/a&gt;&lt;/li&gt;</text:p>
      <text:p text:style-name="P19"><text:s text:c="3"/>&lt;/ul&gt;</text:p>
      <text:p text:style-name="P19">&lt;/nav&gt;</text:p>
      <text:p text:style-name="P13">Not all of the links in a document should be inside a &lt;nav&gt; element. The &lt;nav&gt; element is intended only for major blocks of navigation links. Typically, the &lt;footer&gt; element often has a list of links that don't need to be in a &lt;nav&gt; element.</text:p>
      <text:p text:style-name="P13"/>
      <text:p text:style-name="P5"><text:soft-page-break/>The &lt;article&gt; Element</text:p>
      <text:p text:style-name="P14">Article is a self-contained, independent piece of content that can be used and distributed separately from the rest of the page or site. This could be a forum post, a magazine or newspaper article, a blog entry, a comment, an interactive widget or gadget, or any other independent piece of content. </text:p>
      <text:p text:style-name="P20">&lt;article&gt; </text:p>
      <text:p text:style-name="P20"><text:s text:c="3"/>&lt;h1&gt;The article title&lt;/h1&gt; </text:p>
      <text:p text:style-name="P20"><text:s text:c="3"/>&lt;p&gt;Contents of the article element &lt;/p&gt;</text:p>
      <text:p text:style-name="P20">&lt;/article&gt;</text:p>
      <text:p text:style-name="P14"/>
      <text:p text:style-name="P14"><text:span text:style-name="T1">The &lt;section&gt; Element</text:span> </text:p>
      <text:p text:style-name="P14">&lt;section&gt; is a logical container of the page or article. </text:p>
      <text:p text:style-name="P14">Sections can be used to divide up content within an article. </text:p>
      <text:p text:style-name="P14">For example, a homepage could have a section for introducing the company, another for news items, and still another for contact information.</text:p>
      <text:p text:style-name="P14">Each &lt;section&gt; should be identified, typically by including a heading (h1-h6 element) as a child of the &lt;section&gt; element.</text:p>
      <text:p text:style-name="P20">&lt;article&gt;</text:p>
      <text:p text:style-name="P20"><text:s text:c="3"/>&lt;h1&gt;Welcome&lt;/h1&gt;</text:p>
      <text:p text:style-name="P20"><text:s text:c="3"/>&lt;section&gt;</text:p>
      <text:p text:style-name="P20"><text:s text:c="6"/>&lt;h1&gt;Heading&lt;/h1&gt;</text:p>
      <text:p text:style-name="P20"><text:s text:c="6"/>&lt;p&gt;content or image&lt;/p&gt;</text:p>
      <text:p text:style-name="P20"><text:s text:c="3"/>&lt;/section&gt;</text:p>
      <text:p text:style-name="P20">&lt;/article&gt;</text:p>
      <text:p text:style-name="P14"/>
      <text:p text:style-name="P6">The &lt;aside&gt; Element</text:p>
      <text:p text:style-name="P15">&lt;aside&gt; is secondary or tangential content which could be considered separate from but indirectly related to the main content.</text:p>
      <text:p text:style-name="P15">This type of content is often represented in sidebars.</text:p>
      <text:p text:style-name="P15">When an &lt;aside&gt; tag is used within an &lt;article&gt; tag, the content of the &lt;aside&gt; should be specifically related to that article.</text:p>
      <text:p text:style-name="P21">&lt;article&gt;</text:p>
      <text:p text:style-name="P21"><text:s text:c="3"/>&lt;h1&gt; Gifts for everyone &lt;/h1&gt;</text:p>
      <text:p text:style-name="P21"><text:s text:c="3"/>&lt;p&gt; This website will be the best place for choosing gifts &lt;/p&gt;</text:p>
      <text:p text:style-name="P21"><text:s text:c="3"/>&lt;aside&gt;</text:p>
      <text:p text:style-name="P21"><text:s text:c="6"/>&lt;p&gt; Gifts will be delivered to you within 24 hours &lt;/p&gt;</text:p>
      <text:p text:style-name="P21"><text:s text:c="3"/>&lt;/aside&gt;</text:p>
      <text:p text:style-name="P21">&lt;/article&gt;</text:p>
      <text:p text:style-name="P15"/>
      <text:p text:style-name="P6">Audio on the Web</text:p>
      <text:p text:style-name="P15">The HTML5 &lt;audio&gt; element specifies a standard for embedding audio in a web page.</text:p>
      <text:p text:style-name="P15">There are two different ways to specify the audio source file's URL. The first uses the source attribute:</text:p>
      <text:p text:style-name="P21">&lt;audio src="audio.mp3" controls&gt;</text:p>
      <text:p text:style-name="P21"><text:s text:c="3"/>Audio element not supported by your browser</text:p>
      <text:p text:style-name="P21">&lt;/audio&gt;</text:p>
      <text:p text:style-name="P15"/>
      <text:p text:style-name="P15">The second way uses the &lt;source&gt; element inside the &lt;audio&gt; element:</text:p>
      <text:p text:style-name="P21">&lt;audio controls&gt;</text:p>
      <text:p text:style-name="P21"><text:s text:c="3"/>&lt;source src="audio.mp3" type="audio/mpeg"&gt;</text:p>
      <text:p text:style-name="P21"><text:s text:c="3"/>&lt;source src="audio.ogg" type="audio/ogg"&gt;</text:p>
      <text:p text:style-name="P21"><text:soft-page-break/>&lt;/audio&gt;</text:p>
      <text:p text:style-name="P15"/>
      <text:p text:style-name="P6">Audio on the Web</text:p>
      <text:p text:style-name="P15">The &lt;audio&gt; element creates an audio player inside the browser.</text:p>
      <text:p text:style-name="P21">&lt;audio controls&gt;</text:p>
      <text:p text:style-name="P21"><text:s text:c="3"/>&lt;source src="audio.mp3" type="audio/mpeg"&gt;</text:p>
      <text:p text:style-name="P21"><text:s text:c="3"/>&lt;source src="audio.ogg" type="audio/ogg"&gt;</text:p>
      <text:p text:style-name="P21"><text:s text:c="3"/>Audio element not supported by your browser. </text:p>
      <text:p text:style-name="P21">&lt;/audio&gt;</text:p>
      <text:p text:style-name="P15"/>
      <text:p text:style-name="P7">Attributes of &lt;audio&gt;</text:p>
      <text:p text:style-name="P7">controls</text:p>
      <text:p text:style-name="P16">Specifies that audio controls should be displayed (such as a play/pause button, etc.)</text:p>
      <text:p text:style-name="P7">autoplay</text:p>
      <text:p text:style-name="P16">When this attribute is defined, audio starts playing as soon as it is ready, without asking for the visitor's permission.</text:p>
      <text:p text:style-name="P22">&lt;audio controls autoplay&gt;</text:p>
      <text:p text:style-name="P7">loop</text:p>
      <text:p text:style-name="P16">This attribute is used to have the audio replay every time it is finished.</text:p>
      <text:p text:style-name="P22">&lt;audio controls autoplay loop&gt;</text:p>
      <text:p text:style-name="P16"/>
      <text:p text:style-name="P7">Videos in HTML</text:p>
      <text:p text:style-name="P16">The video element is similar to the audio element. </text:p>
      <text:p text:style-name="P16">You can specify the video source URL using an attribute in a video element, or using source elements inside the video element:</text:p>
      <text:p text:style-name="P22">&lt;video controls&gt;</text:p>
      <text:p text:style-name="P22"><text:s text:c="3"/>&lt;source src="video.mp4" type="video/mp4"&gt;</text:p>
      <text:p text:style-name="P22"><text:s text:c="3"/>&lt;source src="video.ogg" type="video/ogg"&gt;</text:p>
      <text:p text:style-name="P22"><text:s text:c="3"/>Video is not supported by your browser</text:p>
      <text:p text:style-name="P22">&lt;/video&gt;</text:p>
      <text:p text:style-name="P16">Another aspect that the audio and video elements have in common is that the major browsers do not all support the same file types. If the browser does not support the first video type, it will try the next one.</text:p>
      <text:p text:style-name="P16"/>
      <text:p text:style-name="P7">Attributes of &lt;video&gt;</text:p>
      <text:p text:style-name="P16">Another aspect shared by both the audio and the video elements is that each has controls, autoplay and loop attributes. </text:p>
      <text:p text:style-name="P16">In this example, the video will replay after it finishes playing:</text:p>
      <text:p text:style-name="P22">&lt;video controls autoplay loop&gt;</text:p>
      <text:p text:style-name="P22"><text:s text:c="3"/>&lt;source src="video.mp4" type="video/mp4"&gt;</text:p>
      <text:p text:style-name="P22"><text:s text:c="3"/>&lt;source src="video.ogg" type="video/ogg"&gt;</text:p>
      <text:p text:style-name="P22"><text:s text:c="3"/>Video is not supported by your browser</text:p>
      <text:p text:style-name="P22">&lt;/video&gt;</text:p>
      <text:p text:style-name="P16">Currently, there are three supported video formats for the &lt;video&gt; element: MP4, WebM, and OGG.</text:p>
      <text:p text:style-name="P16"/>
      <text:p text:style-name="P7">Progress Bar</text:p>
      <text:p text:style-name="P16">The &lt;progress&gt; element provides the ability to create progress bars on the web.</text:p>
      <text:p text:style-name="P16">The progress element can be used within headings, paragraphs, or anywhere else in the body.</text:p>
      <text:p text:style-name="P7">Progress Element Attributes</text:p>
      <text:p text:style-name="P16"><text:span text:style-name="T1">Value</text:span>: Specifies how much of the task has been completed. </text:p>
      <text:p text:style-name="P16"><text:soft-page-break/><text:span text:style-name="T1">Max</text:span>: Specifies how much work the task requires in total.</text:p>
      <text:p text:style-name="P16">Example:</text:p>
      <text:p text:style-name="P22">Status: &lt;progress min="0" max="100" value="35"&gt;</text:p>
      <text:p text:style-name="P22">&lt;/progress&gt;</text:p>
      <text:p text:style-name="P16">Use the &lt;progress&gt; tag in conjunction with JavaScript to dynamically display a task's progress.</text:p>
      <text:p text:style-name="P16"/>
      <text:p text:style-name="P7">HTML5 Web Storage</text:p>
      <text:p text:style-name="P16">With HTML5 web storage, websites can store data on a user's local computer. </text:p>
      <text:p text:style-name="P16">Before HTML5, we had to use JavaScript cookies to achieve this functionality. </text:p>
      <text:p text:style-name="P7">The Advantages of Web Storage</text:p>
      <text:p text:style-name="P16">- More secure</text:p>
      <text:p text:style-name="P16">- Faster</text:p>
      <text:p text:style-name="P16">- Stores a larger amount of data</text:p>
      <text:p text:style-name="P16">- Stored data is not sent with every server request</text:p>
      <text:p text:style-name="P16">Local storage is per domain. All pages from one domain can store and access the same data.</text:p>
      <text:p text:style-name="P16"/>
      <text:p text:style-name="P8">Types of Web Storage Objects</text:p>
      <text:p text:style-name="P17">There are two types of web storage objects:</text:p>
      <text:p text:style-name="P8">- sessionStorage()</text:p>
      <text:p text:style-name="P8">- localStorage()</text:p>
      <text:p text:style-name="P17">Local vs. Session</text:p>
      <text:p text:style-name="P17">- Session Storage is destroyed once the user closes the browser</text:p>
      <text:p text:style-name="P17">- Local Storage stores data with no expiration date</text:p>
      <text:p text:style-name="P15"/>
      <text:p text:style-name="P8">Working with Values</text:p>
      <text:p text:style-name="P17">The syntax for web storage for both local and session storage is very simple and similar.</text:p>
      <text:p text:style-name="P17">The data is stored as key/value pairs.</text:p>
      <text:p text:style-name="P17">Storing a Value:</text:p>
      <text:p text:style-name="P23">localStorage.setItem("key1", "value1");</text:p>
      <text:p text:style-name="P17"/>
      <text:p text:style-name="P17">Getting a Value:</text:p>
      <text:p text:style-name="P17">//this will print the value</text:p>
      <text:p text:style-name="P23">alert(localStorage.getItem("key1")); </text:p>
      <text:p text:style-name="P17"/>
      <text:p text:style-name="P17">Removing a Value:</text:p>
      <text:p text:style-name="P23">localStorage.removeItem("key1");</text:p>
      <text:p text:style-name="P17"/>
      <text:p text:style-name="P17">Removing All Values:</text:p>
      <text:p text:style-name="P23">localStorage.clear();</text:p>
      <text:p text:style-name="P17">The same syntax applies to the session storage, with one difference: Instead of localStorage, sessionStorage is used.</text:p>
      <text:p text:style-name="P17"/>
      <text:p text:style-name="P9">What is the Geolocation API?</text:p>
      <text:p text:style-name="P18">In HTML5, the Geolocation API is used to obtain the user's geographical location.</text:p>
      <text:p text:style-name="P18">Since this can compromise user privacy, the option is not available unless the user approves it.</text:p>
      <text:p text:style-name="P18"/>
      <text:p text:style-name="P9">Using HTML Geolocation</text:p>
      <text:p text:style-name="P18">The Geolocation API’s main method is getCurrentPosition, which retrieves the current geographic location of the user's device.</text:p>
      <text:p text:style-name="P24">navigator.geolocation.getCurrentPosition();</text:p>
      <text:p text:style-name="P18"><text:soft-page-break/></text:p>
      <text:p text:style-name="P18">Parameters:</text:p>
      <text:p text:style-name="P18">showLocation (mandatory): Defines the callback method that retrieves location information.</text:p>
      <text:p text:style-name="P18">ErrorHandler(optional): Defines the callback method that is invoked when an error occurs in processing the asynchronous call.</text:p>
      <text:p text:style-name="P18">Options (optional): Defines a set of options for retrieving the location information.</text:p>
      <text:p text:style-name="P18"/>
      <text:p text:style-name="P9">Presenting Data</text:p>
      <text:p text:style-name="P18">User location can be presented in two ways: Geodetic and Civic.</text:p>
      <text:p text:style-name="P18">1. The geodetic way to describe position refers directly to latitude and longitude.</text:p>
      <text:p text:style-name="P18">2. The civic representation of location data is presented in a format that is more easily read and understood by the average person.</text:p>
      <text:p text:style-name="P18"/>
      <text:p text:style-name="P29">Making Elements Draggable</text:p>
      <text:p text:style-name="P26">The drag and drop feature lets you "grab" an object and drag it to a different location.</text:p>
      <text:p text:style-name="P26">To make an element draggable, just set the draggable attribute to true:</text:p>
      <text:p text:style-name="P32">&lt;img draggable="true" /&gt;</text:p>
      <text:p text:style-name="P26"/>
      <text:p text:style-name="P29">What to Drag</text:p>
      <text:p text:style-name="P26">When the element is dragged, the ondragstart attribute calls a function, drag(event), which specifies what data is to be dragged.</text:p>
      <text:p text:style-name="P26">The dataTransfer.setData() method sets the data type and the value of the dragged data:</text:p>
      <text:p text:style-name="P32">function drag(ev) {</text:p>
      <text:p text:style-name="P32"><text:s text:c="4"/>ev.dataTransfer.setData("text", ev.target.id);</text:p>
      <text:p text:style-name="P32">}</text:p>
      <text:p text:style-name="P26"/>
      <text:p text:style-name="P26">In our example, the data type is "text" and the value is the ID of the draggable element ("image").</text:p>
      <text:p text:style-name="P26"/>
      <text:p text:style-name="P29">Where to Drop</text:p>
      <text:p text:style-name="P26">The ondragover event specifies where the dragged data can be dropped. By default, data and elements cannot be dropped in other elements. To allow a drop, we must prevent the default handling of the element.</text:p>
      <text:p text:style-name="P26">This is done by calling the event.preventDefault() method for the ondragover event.</text:p>
      <text:p text:style-name="P14"/>
      <text:p text:style-name="P29">Do the Drop</text:p>
      <text:p text:style-name="P26">When the dragged data is dropped, a drop event occurs.</text:p>
      <text:p text:style-name="P26">In the example above, the ondrop attribute calls a function, drop(event):</text:p>
      <text:p text:style-name="P32">function drop(ev) {</text:p>
      <text:p text:style-name="P32"><text:s text:c="4"/>ev.preventDefault();</text:p>
      <text:p text:style-name="P32"><text:s text:c="4"/>var data = ev.dataTransfer.getData("text");</text:p>
      <text:p text:style-name="P32"><text:s text:c="4"/>ev.target.appendChild(document.getElementById(data));</text:p>
      <text:p text:style-name="P32">}</text:p>
      <text:p text:style-name="P35"/>
      <text:p text:style-name="P30">Do the Drop</text:p>
      <text:p text:style-name="P27">When the dragged data is dropped, a drop event occurs.</text:p>
      <text:p text:style-name="P27">In the example above, the ondrop attribute calls a function, drop(event):</text:p>
      <text:p text:style-name="P33">function drop(ev) {</text:p>
      <text:p text:style-name="P33"><text:s text:c="4"/>ev.preventDefault();</text:p>
      <text:p text:style-name="P33"><text:s text:c="4"/>var data = ev.dataTransfer.getData("text");</text:p>
      <text:p text:style-name="P33"><text:s text:c="4"/>ev.target.appendChild(document.getElementById(data));</text:p>
      <text:p text:style-name="P33"><text:soft-page-break/>}</text:p>
      <text:p text:style-name="P27"/>
      <text:p text:style-name="P31">Drawing Shapes</text:p>
      <text:p text:style-name="P28">SVG stands for Scalable Vector Graphics, and is used to draw shapes with HTML-style markup.</text:p>
      <text:p text:style-name="P28">It offers several methods for drawing paths, boxes, circles, text, and graphic images. </text:p>
      <text:p text:style-name="P28">SVG is not pixel-based, so it can be magnified infinitely with no loss of quality</text:p>
      <text:p text:style-name="P28"/>
      <text:p text:style-name="P31">Inserting SVG Images</text:p>
      <text:p text:style-name="P28">An SVG image can be added to HTML code with just a basic image tag that includes a source attribute pointing to the image:</text:p>
      <text:p text:style-name="P34">&lt;img src="image.svg" alt="" height="300" /&gt;</text:p>
      <text:p text:style-name="P36"/>
      <text:p text:style-name="P37">Drawing a Circle</text:p>
      <text:p text:style-name="P36">To draw shapes with SVG, you first need to create an SVG element tag with two attributes: width and height.</text:p>
      <text:p text:style-name="P34">&lt;svg width="1000" height="1000"&gt;&lt;/svg&gt;</text:p>
      <text:p text:style-name="P36">To create a circle, add a &lt;circle&gt; tag:</text:p>
      <text:p text:style-name="P34">&lt;svg width="2000" height="2000"&gt;</text:p>
      <text:p text:style-name="P34"><text:s text:c="3"/>&lt;circle cx="80" cy="80" r="50" fill="green" /&gt;</text:p>
      <text:p text:style-name="P34">&lt;/svg&gt;</text:p>
      <text:p text:style-name="P36">- <text:span text:style-name="T1">cx</text:span> pushes the center of the circle further to the right of the screen</text:p>
      <text:p text:style-name="P36">-<text:span text:style-name="T1"> cy</text:span> pushes the center of the circle further down from the top of the screen</text:p>
      <text:p text:style-name="P36">-<text:span text:style-name="T1"> r </text:span>defines the radius</text:p>
      <text:p text:style-name="P36">- fill determines the color of our circle</text:p>
      <text:p text:style-name="P36">- stroke adds an outline to the circle</text:p>
      <text:p text:style-name="P36"/>
      <text:p text:style-name="P37">Other Shape Elements</text:p>
      <text:p text:style-name="P36"><text:span text:style-name="T1">&lt;rect&gt;</text:span> defines a rectangle:</text:p>
      <text:p text:style-name="P34">&lt;svg width="2000" height="2000"&gt;</text:p>
      <text:p text:style-name="P34"><text:s text:c="3"/>&lt;rect width="300" height="100" </text:p>
      <text:p text:style-name="P34"><text:s text:c="5"/>x="20" y="20" fill="green" /&gt;</text:p>
      <text:p text:style-name="P34">&lt;/svg&gt;</text:p>
      <text:p text:style-name="P36"/>
      <text:p text:style-name="P36"><text:span text:style-name="T1">&lt;line&gt; </text:span>defines a line segment:</text:p>
      <text:p text:style-name="P38">&lt;svg width="400" height="410"&gt;</text:p>
      <text:p text:style-name="P38"><text:s text:c="4"/>&lt;line x1="10" y1="10" x2="200" y2="100" </text:p>
      <text:p text:style-name="P38"><text:s text:c="8"/>style="stroke:#000000; stroke-linecap:round; </text:p>
      <text:p text:style-name="P38"><text:s text:c="8"/>stroke-width:20" <text:s/>/&gt;</text:p>
      <text:p text:style-name="P38">&lt;/svg&gt;</text:p>
      <text:p text:style-name="P36"/>
      <text:p text:style-name="P36"><text:span text:style-name="T1">&lt;polyline&gt;</text:span> defines shapes built from multiple line definitions:</text:p>
      <text:p text:style-name="P34">&lt;svg width="2000" height="500"&gt;</text:p>
      <text:p text:style-name="P34"><text:s text:c="4"/>&lt;polyline style="stroke-linejoin:miter; stroke:black; </text:p>
      <text:p text:style-name="P34"><text:s text:c="8"/>stroke-width:12; fill: none;"</text:p>
      <text:p text:style-name="P34"><text:s text:c="8"/>points="100 100, 150 150, 200 100" /&gt;</text:p>
      <text:p text:style-name="P34">&lt;/svg&gt;</text:p>
      <text:p text:style-name="P36"/>
      <text:p text:style-name="P37">Ellipse</text:p>
      <text:p text:style-name="P36">The <text:span text:style-name="T1">&lt;ellipse&gt;</text:span> is similar to the &lt;circle&gt;, with one exception: </text:p>
      <text:p text:style-name="P36">You can independently change the horizontal and vertical axes of its radius, using the rx and ry <text:soft-page-break/>attributes.</text:p>
      <text:p text:style-name="P34">&lt;svg height="500" width="1000"&gt;</text:p>
      <text:p text:style-name="P34"><text:s text:c="3"/>&lt;ellipse cx="200" cy="100" rx="150" ry="70" style="fill:green" /&gt;</text:p>
      <text:p text:style-name="P34">&lt;/svg&gt;</text:p>
      <text:p text:style-name="P37"/>
      <text:p text:style-name="P37">Polygon </text:p>
      <text:p text:style-name="P36">The<text:span text:style-name="T1"> &lt;polygon&gt; </text:span>element is used to create a graphic with at least three sides. The polygon element is unique because it automatically closes off the shape for you.</text:p>
      <text:p text:style-name="P34">&lt;svg width="2000" height="2000"&gt;</text:p>
      <text:p text:style-name="P34">&lt;polygon points="100 100, 200 200, 300 0" </text:p>
      <text:p text:style-name="P34"><text:s text:c="6"/>style="fill: green; stroke:black;" /&gt;</text:p>
      <text:p text:style-name="P34">&lt;/svg&gt;</text:p>
      <text:p text:style-name="P37"/>
      <text:p text:style-name="P36"/>
      <text:p text:style-name="P36"/>
      <text:p text:style-name="P36"/>
      <text:p text:style-name="P36"/>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0e5ec8" officeooo:paragraph-rsid="000e5ec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HTML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22:23:00.990666159</meta:creation-date>
    <meta:generator>LibreOffice/4.2.4.2$Linux_X86_64 LibreOffice_project/420m0$Build-2</meta:generator>
    <dc:date>2017-03-12T09:21:18.140408728</dc:date>
    <meta:editing-duration>PT1H38M44S</meta:editing-duration>
    <meta:editing-cycles>11</meta:editing-cycles>
    <meta:document-statistic meta:table-count="0" meta:image-count="0" meta:object-count="0" meta:page-count="8" meta:paragraph-count="285" meta:word-count="1980" meta:character-count="13187" meta:non-whitespace-character-count="11237"/>
  </office:meta>
</office:document-meta>
</file>